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25-11-10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25-09-08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25-08-04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25-06-30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25-05-27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25-04-21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25-01-13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24-11-1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24-09-23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6864" calcext:value-type="float">
            <text:p>35.1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24-06-27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24-05-30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8352" calcext:value-type="float">
            <text:p>34.0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24-04-15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24-01-22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23-11-13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23-08-22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23-06-29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23-04-26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72" calcext:value-type="float">
            <text:p>29.4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23-03-17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23-01-26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22-11-16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22-09-14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22-06-15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22-04-20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2464" calcext:value-type="float">
            <text:p>34.1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22-03-21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416" calcext:value-type="float">
            <text:p>34.1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22-01-24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21-11-18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7264" calcext:value-type="float">
            <text:p>34.4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21-09-27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1912" calcext:value-type="float">
            <text:p>35.8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21-06-28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9792" calcext:value-type="float">
            <text:p>34.1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21-04-22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21-03-17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20-12-03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20-09-25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20-08-20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20-06-12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20-04-2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20-01-30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192" calcext:value-type="float">
            <text:p>30.1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9-11-1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9-09-18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9-07-15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9-05-02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9-03-07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9-01-10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8-11-08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8-09-28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8-07-11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8-05-23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8-04-06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8-02-02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7-12-07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7-08-3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7-06-09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7-04-2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7-02-06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6-11-16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6-10-07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6-09-16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6-08-02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6-06-07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6-04-05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6-02-12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5-12-09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5-10-08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5-08-12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5-06-04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5-04-16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5-02-12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4-12-17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4-11-25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4-09-10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4-08-20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4-06-11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4-02-25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3-12-1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3-11-1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3-09-23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3-06-12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3-04-08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3-02-06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2-11-30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2-09-10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2-08-15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2-06-13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2-04-16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2-01-31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1-12-16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1-11-09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1-08-30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1-06-08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1-04-14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1-02-1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0-12-1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0-11-1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0-08-30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0-06-16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0-04-14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10-03-01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09-12-15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09-10-02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09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09-06-10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09-04-16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09-01-29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08-12-18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08-11-12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7696" calcext:value-type="float">
            <text:p>20.4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08-09-09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08-06-16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08-04-17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08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08-01-03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07-11-02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07-09-06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07-07-12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0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07-02-2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06-11-2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06-09-18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06-08-0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06-05-1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06-03-14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06-01-12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05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05-10-05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05-09-09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05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05-05-24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05-03-17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05-01-07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04-11-19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04-10-1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04-09-27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04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03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03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02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00-11-16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2000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1999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1998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1998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1997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1997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199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1996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1995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199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1994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1994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1991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1990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1990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198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198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1987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1987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1986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198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1985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1985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1984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1984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1983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1982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198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1981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1981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1980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1980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197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1978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1978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1977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04076420001</text:p>
          </table:table-cell>
          <table:table-cell office:value-type="string" calcext:value-type="string">
            <text:p>AA Cc 102</text:p>
          </table:table-cell>
          <table:table-cell office:value-type="string" calcext:value-type="string">
            <text:p>1972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6" meta:object-count="0"/>
    <meta:user-defined meta:name="AppVersion">3.0</meta:user-defined>
  </office:meta>
</office:document-meta>
</file>